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4.48cm"/>
        </style:tab-stops>
      </style:paragraph-properties>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ur faire cette importante distinction avec attention, il faut considérer que les unes dépendent seulement de la mémoire et sont purement historiques, n'ayant pour objet que de savoir ce que les auteurs ont écrit; les autres dépendent seulement du raisonnement, et sont entièrement dogmatiques, ayant pour objet de chercher et découvrir les vérités cachées. Celles de la première sorte sont bornées, autant que les livres dans lesquels elles sont contenues¦ </text:p>
      <text:p text:style-name="Standard"/>
      <text:p text:style-name="Standard">C'est suivant cette distinction qu'il faut régler différemment l'étendue de ce respect. Le respect que l'on doit avoir pour¦ </text:p>
      <text:p text:style-name="Standard"/>
      <text:p text:style-name="Standard">Dans les matières où l'on recherche seulement de <text:span text:style-name="T1">directory </text:span>savoir ce que les auteurs ont écrit, comme dans l'histoire, dans la géographie, dans la jurisprudence, dans les langues et surtout dans la théologie, et enfin dans toutes celles qui ont pour principe, ou le fait simple, ou l'institution divine ou humaine, il faut nécessairement recourir à leurs livres, puisque tout ce que l'on en peut savoir y est contenu d'où il est évident que l'on peut en avoir la connaissance entière et qu'il n'est pas possible d'y rien ajouter. </text:p>
      <text:p text:style-name="Standard"/>
      <text:p text:style-name="Standard">S'il s'agit de savoir qui fut le premier roi des Français; en quel lieu les géographes placent le premier méridien; quels mots sont usités dans une langue morte, et toutes les choses de cette nature, quels autres moyens que les livres pourraient nous y conduire? Et qui pourra rien ajouter de nouveau à ce qu'ils nous en apprennent, puisqu'on ne veut savoir que ce qu'ils contiennent? C'est l'autorité seule qui nous en peut éclaircir. Mais où cette autorité a la principale force, c'est dans la théologie, parce qu'elle y est inséparable de la vérité, et que nous ne la connaissons que par elle: de sorte que pour donner la certitude entière des matières les plus incompréhensibles à la raison, il suffit de les faire voir dans les livres <text:span text:style-name="T1">directory </text:span>sacrés (comme, pour montrer l'incertitude des choses les plus vrai semblables, il faut seulement faire voir qu'elles n'y sont pas comprises); parce que ses principes sont au-dessus de la nature et de la raison, et que, l'esprit de l'homme étant trop faible pour y arriver par ses propres efforts, il ne peut parvenir à ces hautes intelligences, s'il n'y est porté par une force toute- puissante et surnaturelle. </text:p>
      <text:p text:style-name="Standard"/>
      <text:p text:style-name="Standard">Il n'en est pas de même des sujets qui tombent sous le sens ou sous le raisonnement: l'autorité y est inutile; la raison seule a lieu d'en connaître. Elles ont leurs droits séparés: l'une avait tantôt tout l'avantage; ici l'autre règne à son tour. Mais comme les sujets de cette sorte sont proportionnés à la portée de l'esprit, il trouve une liberté tout entière de s'y étendre; sa fécondité inépuisable produit continuellement, et ses inventions peuvent être tout en semble sans fin et sans interruption... </text:p>
      <text:p text:style-name="Standard"/>
      <text:p text:style-name="Standard">C'est ainsi que la géométrie, l'arithmétique, la musique, la physique, la médecine, l'architecture, et toutes les sciences qui sont soumises à l'expérience et au raisonnement, doivent être augmentées pour devenir parfaites. Les anciens les ont <text:span text:style-name="T1">directory </text:span>trouvées seulement ébauchées par ceux qui les ont précédés; et nous les laisserons à ceux qui viendront après nous en un état plus accompli que nous ne les avons reçues. Comme leur perfection dépend du temps et de la peine, il est évident qu'encore que notre peine et notre temps nous <text:span text:style-name="T1">directory </text:span>fussent moins acquis que leurs travaux, séparés des nôtres, tous peux néanmoins joints ensemble doivent avoir plus d'effet que chacun en particulier. </text:p>
      <text:p text:style-name="Standard"/>
      <text:p text:style-name="Standard">L'éclaircissement de cette différence doit nous faire plaindre l'aveuglement de ceux qui apportent la seule autorité pour preuve dans les matières physiques, au lieu du raisonnement ou des expériences; et nous donner de l'horreur pour la malice des autres, qui emploient le raisonnement seul dans la théologie au lieu de l'autorité de l'écriture et des Pères. Il faut relever le courage de ces gens timides qui n'osent rien inventer en physique, et confondre l'insolence de ces téméraires qui produisent des nouveautés en théologie. Cependant le malheur du siècle est tel, qu'on voit beaucoup d'opinions nouvelles en théologie, inconnues à toute l'antiquité, soute nues avec obstination et reçues avec applaudissement; au lieu que celles qu'on produit dans la physique, quoi qu'en petit nombre, <text:soft-page-break/>semblent devoir être convaincues de fausseté dès qu'elles choquent tant soit peu les opinions reçues: comme si le respect qu'on a pour les anciens philosophes était de devoir, et que celui que l'on porte aux plus anciens des Pères était seulement de bienséance ! Je laisse aux personnes judicieuses à remarquer l'importance de cet abus qui pervertit l'ordre des sciences avec tant d'injustice; et je crois qu'il y en aura peu qui ne souhaitent que cette... s'applique à d'au tres matières, puisque les inventions nouvelles sont infailliblement des erreurs dans les matières que l'on profane impunément; et qu'elles sont absolument nécessaires pour la perfection de tant d'autres sujets incomparablement plus bas, que toutefois on n'oserait toucher. </text:p>
      <text:p text:style-name="Standard"/>
      <text:p text:style-name="Standard">Partageons avec plus de justice notre crédulité et notre défiance, et bornons ce respect que nous avons pour les anciens. Comme la raison le fait naître, elle doit aussi le mesurer; et considérons que, s'ils fussent demeurés dans cette retenue de n'oser rien ajouter aux connaissances qu'ils avaient reçues, et que ceux de leur temps eussent fait la même difficulté de recevoir les nouveautés qu'ils leur offraient, ils se seraient privés eux-mêmes et leur postérité du fruit de leurs inventions. Comme ils ne se sont servis de celles qui leur avaient été laissées que comme de moyens pour en avoir de nouvelles, et que cette heureuse hardiesse leur avait ouvert le chemin aux grandes choses, nous devons prendre celles qu'ils nous ont acquises de la même sorte, et à leur exemple en faire les moyens et non pas la fin de notre étude, et ainsi tâcher de les surpasser en les imitant. Car qu'y a-t-il de plus injuste que de traiter nos anciens avec plus de retenue que n'ont fait ceux qui les ont précédés, et d'avoir pour eux ce <text:span text:style-name="T1">directory </text:span>respect inviolable qu'ils n'ont mérité de nous que parce qu'ils n'en ont pas eu un pareil pour ceux qui ont eu sur eux le même avantage?... </text:p>
      <text:p text:style-name="Standard"/>
      <text:p text:style-name="Standard">Les secrets de la nature sont cachés; quoiqu'elle agisse toujours on ne découvre pas toujours ses effets: le temps les révèle d'âge en âge, et quoique toujours égale en elle même, elle n'est pas toujours également connue. Les expériences qui nous en donnent l'intelligence multiplient continuellement; et, comme elles sont les seuls principes de la physique, les conséquences multiplient à pro portion. C'est de cette façon que l'on peut aujourd'hui prendre d'autres sentiments et de nouvelles opinions sans mépris et sans ingratitude, puisque les premières connaissances qu'ils nous ont données, ont servi de degrés aux nôtres, et que dans ces avantages nous leur sommes redevables de l'ascendant que nous avons sur eux; parce que, s'étant élevés jusqu'à un certain degré où ils nous ont portés, le moindre effort nous fait monter plus haut; et avec moins de peine et moins de gloire nous nous trouvons au-dessus d'eux. C'est de là que nous pouvons découvrir des choses qu'il leur était impossible d'apercevoir. Notre vue a plus d'étendue, et, quoi qu'ils connussent aussi bien que nous tout ce qu'ils pouvaient remarquer de la nature, ils n'en connaissaient pas tant néanmoins, et nous voyons plus qu'eux. </text:p>
      <text:p text:style-name="Standard"/>
      <text:p text:style-name="Standard">Cependant il est étrange de quelle sorte on révère leurs sentiments. On fait un crime de les contredire et un attentat d'y ajouter, comme s'ils n'avaient plus laissé de vérités à connaître. N'est-ce pas là traiter indignement la raison de l'homme, et la mettre en parallèle avec l'instinct des animaux, puisqu'on en ôte la principale <text:span text:style-name="T1">directory directory </text:span>différence, qui consiste en ce que les effets du raisonnement augmentent sans cesse, au lieu que l'instinct demeure toujours dans un état égal ? Les ruches des abeilles étaient aussi bien mesurées il y a mille ans qu'aujourd'hui, et chacune d'elles forme cet hexagone aussi exactement la première fois que la dernière. Il en est de même de tout ce que les animaux produisent par ce mouvement occulte. La nature les instruit à mesure que la nécessité les presse; mais cette science fragile se perd avec les besoins qu'ils en ont: comme ils la reçoivent sans étude, ils n'ont pas le bonheur de la conserver; et toutes les fois qu'elle leur est donnée, elle leur est nouvelle, puisque, la nature n'ayant pour objet que de maintenir les animaux dans un ordre de perfection bornée, elle leur inspire cette science nécessaire, toujours égale, de peur qu'ils ne tombent dans le dépérissement, et ne permet pas qu'ils y ajoutent, de peur qu'ils ne passent les limites qu'elle leur a prescrites. Il n'en est pas de même de l'homme, qui n'est produit que pour l'infinité. Il est dans l'ignorance au premier âge de sa vie; mais il s'instruit sans cesse dans son pro grès: car il tire avantage non seulement de <text:span text:style-name="T1">directory </text:span>sa propre expérience, mais encore de celle de <text:soft-page-break/>ses prédécesseurs, parce qu'il garde toujours dans sa mémoire les connaissances qu'il s'est une fois acquises, et que celles des anciens lui sont toujours présentes dans les livres qu'ils en ont laissés. Et comme il conserve ces connaissances, il peut aussi les augmenter facilement; de sorte que les hommes sont aujourd'hui en quelque sorte dans le même état où se trouveraient ces anciens philosophes, s'ils pouvaient avoir vieilli jusqu'à pré sent, en ajoutant aux connaissances qu'ils avaient celles que leurs études auraient pu leur acquérir à la faveur de tant de siècles. De là vient que, par une prérogative particulière, non seulement chacun des hommes s'avance de jour en jour dans les sciences, mais que tous les hommes ensemble y font un continuel progrès à mesure que l'univers vieillit, parce que la même chose arrive dans la suc cession des hommes que dans les âges différents d'un particulier. De sorte que toute la suite des hommes, pendant le cours de tant de siècles, doit être considérée comme un même homme qui subsiste toujours et qui apprend continuellement: d'où l'on voit avec combien d'injustice nous respectons l'antiquité dans ses philosophes: car, comme la vieillesse est l'âge le plus distant de l'enfance, qui ne voit que la vieillesse dans cet homme universel ne doit pas être cherchée dans les temps proches de sa naissance, mais dans ceux qui en sont les plus éloignés? Ceux que nous appelons anciens étaient véritablement nouveaux en toutes choses, et formaient l'enfance des hommes proprement; et comme nous avons joint à leurs connaissances l'expérience des siècles qui les ont suivis, c'est en nous que l'on peut trouver cette antiquité que nous révérons dans les autres. </text:p>
      <text:p text:style-name="Standard"/>
      <text:p text:style-name="Standard">Ils doivent être admirés dans les conséquences qu'ils ont bien tirées du peu de principes qu'ils avaient, et ils doivent être excusés dans celles où ils ont plutôt manqué du bonheur de expérience que de la force du raisonnement. </text:p>
      <text:p text:style-name="Standard"/>
      <text:p text:style-name="Standard">Car n'étaient-ils pas excusables dans la pensée qu'ils ont eue pour la voie de lait, quand, la faiblesse de leurs yeux n'ayant pas encore reçu le secours de l'artifice, ils ont attribué cette couleur à une plus grande solidité en cette partie du ciel qui renvoie la lumière avec plus de force? Mais ne serions- nous pas inexcusables de demeurer dans la même pensée, maintenant qu'aidés des avantages que nous donne la lunette d'approche, nous y avons découvert une infinité de petites étoiles, dont la splendeur plus abondante nous a fait reconnaître quelle est la véritable cause de cette blancheur? </text:p>
      <text:p text:style-name="Standard"/>
      <text:p text:style-name="Standard">N'avaient-ils pas aussi sujet de dire que tous les corps corruptibles étaient renfermés dans la sphère du ciel de la lune, lorsque durant le cours de tant de siècles ils n'avaient point encore remarqué de corruptions ni de générations hors de cet espace? Mais ne devons-nous pas assurer le contraire, lorsque toute la terre a vu sensiblement des comètes s'enflammer et disparaître bien loin au delà de cette sphère? </text:p>
      <text:p text:style-name="Standard"/>
      <text:p text:style-name="Standard">C'est ainsi que, sur le sujet du vide, ils avaient droit de dire que la nature n'en souffrait point, parce que toutes leurs expériences leur avaient toujours fait remarquer qu'elle l'abhorrait et ne le pouvait souffrir. Mais si les nouvelles expériences leur avaient été connues, peut-être auraient-ils trouvé sujet d'affirmer ce qu'ils ont eu sujet de nier par là que le vide n'avait point encore paru. Aussi dans le jugement qu'ils ont fait que la nature ne souffrait point de vide, ils n'ont entendu parler de la nature qu'en l'état où ils la connaissaient; puisque, pour le dire généralement, ce ne serait assez de l'avoir vu constamment en cent rencontres, ni en mille, ni en tout autre nombre, quelque grand qu'il soit; puisque, s'il restait un seul cas à examiner, ce seul suffirait pour empêcher la définition générale, et si un seul était contraire, ce seul... Car dans toutes les matières dont la preuve consiste en expériences et non en démonstrations, on ne peut faire aucune assertion universelle que par la générale énumération de toutes les parties et de tous les cas différents. C'est ainsi que quand nous disons que le diamant est le plus dur de tous les corps, nous entendons de tous les corps que nous connaissons, et nous ne pouvons ni ne devons y comprendre ceux que nous ne connaissons point; et quand nous disons que l'or est le plus pesant de tous les corps, nous serions téméraires de comprendre dans cette proposition générale ceux qui ne sont point encore en notre connaissance, quoiqu'il ne soit pas impossible qu'ils soient en nature. De même quand les anciens ont assuré que la <text:soft-page-break/>nature ne souffrait point de vide, ils ont entendu qu'elle n'en souffrait point dans toutes les expériences qu'ils avaient vues, et ils n'auraient pu sans témérité y comprendre celles qui n'étaient pas en leur connaissance. Que si elles y eussent été, sans doute ils au raient tiré les mêmes conséquences que nous, et les auraient par leur aveu autorisées de cette antiquité dont on veut faire aujourd'hui l'unique principe des sciences. </text:p>
      <text:p text:style-name="Standard"/>
      <text:p text:style-name="Standard">C'est ainsi que, sans les contredire, nous pouvons assurer le contraire de ce qu'ils disaient, et, quelque force enfin qu'ait cette antiquité, la vérité doit toujours avoir l'avantage, quoique nouvellement découverte, puisqu'elle est toujours plus ancienne que toutes les opinions qu'on en a eues, et que ce serait ignorer sa nature de s'imaginer qu'elle ait commencé d'être au temps qu'elle a commencé d'être connue. </text:p>
      <text:p text:style-name="Standard"/>
      <text:p text:style-name="Standard">******************** </text:p>
      <text:p text:style-name="Standard"/>
      <text:p text:style-name="Standard">ENTRETIEN DE M. PASCAL ET DE M. DE SACY, SUR LA LECTURE D'ÉPICTÈTE ET DE MONTAIGNE </text:p>
      <text:p text:style-name="Standard"/>
      <text:p text:style-name="Standard">M. Pascal vint aussi, en ce temps-là, demeurer à Port-Royal-des-Champs. Je ne m'arrête point à dire qui était cet homme, que non seulement toute la France, mais toute l'Europe a admiré. Son esprit toujours vif, toujours agissant, était d'une étendue, d'une élévation, d'une fermeté, d'une pénétration et d'une netteté au-delà de ce qu'on peut croire. Il n'y avait point d'homme habile dans les mathématiques qui ne lui cédât: témoin l'histoire de la roulette fameuse, qui était alors l'entretien de tous les savants. On sait qu'il semblait animer le cuivre et donner de l'esprit à l'airain. Il faisait que de petites roues sans raison, où étaient sur chacune les dix premiers chiffres rendaient raison aux personnes les plus raisonnables, et il faisait en quelque sorte parler les machines muettes, pour résoudre en jouant les difficultés des nombres qui arrêtaient les plus savants: ce qui lui coûta tant d'application et d'effort d'esprit que, pour monter cette machine au point où tout le monde l'admirait, et que j'ai vue de mes yeux, il en eut lui même la tête démontée pendant plus de trois ans. Cet homme admirable, enfin étant touché de Dieu, soumit cet esprit si élevé au doux joug de Jésus-Christ, et ce coeur si noble et si grand embrassa avec humilité la pénitence. Il vint à Paris se jeter entre les bras de M. Singlin, résolu de faire tout ce qu'il lui ordonnerait. </text:p>
      <text:p text:style-name="Standard"/>
      <text:p text:style-name="Standard">M. Singlin crut, en voyant ce grand génie, qu'il ferait bien de l'envoyer à Port-Royal-des-Champs, où M. Arnauld lui prêterait le collet en ce qui regardait les hautes sciences, et où M. de Saci lui apprendrait à les mépriser. Il vint donc demeurer à Port-Royal. M. de Saci ne put se dispenser de le voir par honnêteté, surtout en ayant été prié par M. Singlin; mais les lumières saintes qu'il trouvait dans l'Écriture et dans les Pères lui firent espérer qu'il ne serait point ébloui par tout le brillant de M. Pascal qui charmait néanmoins et qui enlevait tout le monde. </text:p>
      <text:p text:style-name="Standard"/>
      <text:p text:style-name="Standard">Il trouvait en effet tout ce qu'il disait fort juste. Il avouait avec plaisir la force de son esprit et de ses discours. Mais il n'y avait rien de nouveau: tout ce que M. Pascal lui disait de grand, il l'avait vu avant lui dans saint Augustin; et, faisant justice à tout le monde, il disait: "M. Pascal est extrêmement estimable en ce que, n'ayant point lu les Pères de l'Eglise, il avait de lui-même, par la pénétration de son esprit trouvé les mêmes vérités qu'ils avaient trouvées. Il les trouve surprenantes, disait-il, parce qu'il ne les a vues en aucun endroit; mais pour nous, nous sommes accoutumés à les voir de tous côtés dans nos livres." Ainsi, ce sage ecclésiastique trouvant que les anciens n'avaient pas moins de lumière que les nouveaux, il s'y tenait, et estimait beaucoup M. Pascal de ce qu'il se rencontrait en toutes choses avec saint Augustin. </text:p>
      <text:p text:style-name="Standard"/>
      <text:p text:style-name="Standard">La conduite ordinaire de M. de Saci, en entretenant les gens, était de proportionner ses entretiens à ceux à qui il parlait. S'il voyait par exemple M. Champaigne, il parlait avec lui de la peinture. S'il voyait M. Hamon, il l'entretenait de la <text:span text:style-name="T1">directory </text:span>médecine. S'il voyait le chirurgien du lieu, il le <text:soft-page-break/>questionnait sur la chirurgie. Ceux qui cultivaient la vigne, ou les arbres, ou les grains, lui disaient tout ce qu'il y fallait observer. Tout lui servait pour passer aussitôt à Dieu et pour y faire passer les autres. Il crut donc devoir mettre M. Pascal sur son fonds, de lui parler des lectures de philosophie dont il s'occupait le plus. Il le mit sur ce sujet aux premiers entretiens qu'ils eurent ensemble. M. Pascal lui dit que ses livres les plus ordinaires avaient été Épictète et Montaigne, et il lui fit de grands éloges de ces deux esprits. M. de Saci, qui avait toujours cru devoir peu lire ces auteurs, pria M. Pascal de lui en parler à fond. </text:p>
      <text:p text:style-name="Standard"/>
      <text:p text:style-name="Standard">"Épictète, lui dit-il, est un des philosophes du monde qui aient mieux connu les devoirs de l'homme. </text:p>
      <text:p text:style-name="Standard"/>
      <text:p text:style-name="Standard">Il veut avant toutes choses, qu'il regarde Dieu <text:span text:style-name="T1">back-up </text:span>comme son principal objet; qu'il soit persuadé qu'il gouverne tout avec justice; qu'il se soumette à lui de bon coeur, et qu'il le suive volontairement en tout, comme ne faisant rien qu'avec une très grande sagesse: qu'ainsi, cette disposition arrêtera toutes les plaintes et tous les murmures, et préparera son esprit à souffrir paisiblement tous les événements les plus fâcheux. Ne dites jamais, dit-il: "J'ai perdu cela"; dites plutôt: "Je l'ai rendu. Mon fils est mort, je l'ai rendu. Ma femme est morte, je l'ai rendue." Ainsi des biens et de tout le reste. a Mais celui qui me l'ôte est un méchant homme", dites-vous. De quoi vous mettez-vous en peine, par qui celui qui vous l'a prêté vous le redemande? Pendant qu'il vous en permet l'usage, ayez-en soin comme d'un bien qui appartient à autrui, comme un homme qui fait voyage se regarde dans une hôtellerie. Vous ne <text:span text:style-name="T1">directory </text:span>devez pas, dit-il, désirer que ces choses qui se font se fassent comme vous le voulez; mais vous devez vouloir qu'elles se fassent comme elles se, font. Souvenez-vous, dit-il ailleurs, que vous êtes ici comme un acteur, et que vous jouez le personnage d'une comédie, tel qu'il plaît au maître de vous le donner. S'il vous le donne court, jouez-le court; s'il vous le donne long, jouez-le long, s'il veut que vous contrefassiez le gueux, vous le devez faire avec toute la naïveté qui vous sera possible; ainsi du reste. C'est votre fait de jouer bien le personnage qui vous est donné, mais de le choisir, c'est le fait d'un autre. Ayez tous les jours devant les yeux la mort et les maux qui semblent les plus insupportables et jamais vous ne penserez rien de bas, et ne désirerez rien avec excès. </text:p>
      <text:p text:style-name="Standard"/>
      <text:p text:style-name="Standard">"Il montre aussi en mille manières ce que doit faire l'homme. Il veut qu'il soit humble, qu'il cache ses bonnes résolutions, surtout dans les commencements, et qu'il les accomplisse en secret: rien ne les ruine davantage que de les produire. Il ne se lasse point de répéter que toute l'étude et le désir de l'homme doit être de reconnaître la volonté de Dieu et de la suivre. </text:p>
      <text:p text:style-name="Standard"/>
      <text:p text:style-name="Standard">"Voilà, Monsieur, dit M. Pascal à M. de Saci, les lumières de ce grand esprit qui a si bien connu les devoirs de l'homme. J'ose dire qu'il mériterait d'être adoré, s'il avait aussi bien connu son impuissance puisqu'il fallait être Dieu pour apprendre l'un et l'autre aux hommes. Aussi comme il était terre et cendre, après avoir si bien compris ce qu'on doit, voici comment il se perd dans la présomption de ce qu'on peut. Il dit que Dieu a donné à l'homme les moyens de s'acquitter de toutes ses obligations, que ces moyens sont en notre puissance; qu'il faut chercher la félicité par les choses qui sont en notre pouvoir, puisque Dieu nous les a données à cette fin; qu'il faut voir ce qu'il y a en nous de libre; que les biens, la vie, l'estime ne sont pas en notre puissance, et ne mènent donc pas à Dieu, mais que l'esprit ne peut être forcé de croire ce qu'il sait être faux, ni la volonté d'aimer ce qu'elle sait qui la rend malheureuse; que ces deux puissances sont donc libres, et que c'est par elles que nous pouvons nous rendre parfaits; que l'homme peut par ces puissances parfaitement connaître Dieu, l'aimer, lui obéir, lui plaire, se guérir de tous ses vices acquérir toutes les vertus, se rendre saint ainsi et compagnon de Dieu. Ces principes d'une superbe diabolique le conduisent à d'autres erreurs, comme: que l'âme est une portion de la substance divine, que la douleur et la mort ne sont pas des maux; qu'on peut se tuer quand on est si persécuté qu'on doit croire que Dieu appelle; et d'autres. </text:p>
      <text:p text:style-name="Standard"/>
      <text:p text:style-name="Standard">"Pour Montaigne, dont vous voulez aussi, Monsieur, que je vous parle, étant né dans un État <text:soft-page-break/>chrétien, il fait profession de la religion catholique, et en cela il n'a rien de particulier. Mais comme il a voulu chercher quelle morale la raison devrait dicter sans la lumière de la foi, il a pris ses principes dans cette supposition; et ainsi en considérant l'homme destitué de toute révélation, il discourt en cette sorte. Il met toutes choses dans un doute universel et si général, que ce doute s'emporte soi-même, c'est-à-dire s'il doute, et doutant même de cette dernière supposition, son incertitude roule sur elle-même dans un cercle perpétuel et sans repos; s'opposant également à ceux qui assurent que tout est incertain <text:span text:style-name="T1">back-up </text:span>et à ceux qui assurent que tout ne l'est pas, parce qu'il ne veut rien assurer. C'est dans ce doute qui doute de soi et dans cette ignorance qui s'ignore, et qu'il appelle sa maîtresse forme, qu'est l'essence de son opinion, qu'il n'a pu exprimer par aucun terme positif. Car, s'il dit qu'il doute, il se trahit en assurant au moins qu'il doute; ce qui étant formellement contre son intention, il n'a pu s'expliquer que par interrogation; de sorte que, ne voulant pas dire: "Je ne sais", il dit: "Que sais- je?" dont il fait sa devise, en la mettant sous des balances qui, pesant les contradictoires se trouvent dans un parfait équilibre: c'est-à-dire qu'il est pur pyrrhonien. Sur ce principe roulent tous ses discours et tous ses Essais; et c'est la seule chose qu'il prétend bien établir, quoiqu'il ne fasse pas toujours remarquer son intention. Il y détruit insensiblement tout ce qui passe pour le plus certain parmi les hommes, non pas pour établir le contraire avec une certitude de laquelle seule il est ennemi, mais pour faire voir seulement que, les apparences étant égales de part et d'autre, on ne sait où asseoir sa créance </text:p>
      <text:p text:style-name="Standard"/>
      <text:p text:style-name="Standard">Dans cet esprit il se moque de toutes les assurances: par exemple, il combat ceux qui ont pensé' établir dans la France un grand remède contre les procès par la multitude et par la prétendue justesse des lois: comme si l'on pouvait couper les racines des doutes d'où naissent les procès, et qu'il y eût des digues qui pussent arrêter le torrent de l'incertitude et captiver les conjectures! C'est là que, quand il dit qu'il vaudrait autant soumettre sa cause au premier passant, qu'à des juges armés de ce nombre d'ordonnances, il ne prétend pas qu'on doive changer l'ordre de l'État, il n'a pas tant d'ambition; ni que son avis soit meilleur, il n'en croit aucun de bon. C'est seulement pour prouver la vanité des opinions les plus reçues, montrant que l'exclusion de toutes lois diminuerait plutôt le nombre des différends que cette multitude de lois qui ne sert qu'à l'augmenter, parce que les difficultés croissent à mesure qu'on les pèse, que les obscurités se multiplient par le commentaire, et que le plus sûr moyen pour entendre le <text:span text:style-name="T1">back-up </text:span>sens d'un discours est de ne le pas examiner et de le prendre sur la première apparence: si peu qu'on l'observe, toute la clarté se dissipe. Aussi il juge à l'aventure de toutes les actions des hommes et des points d'histoire, tantôt d'une manière, tantôt d'une autre, suivant librement sa première vue, et sans contraindre sa pensée sous les règles de la raison, qui n'a que de fausses mesures, ravi de montrer par son exemple les contrariétés d'un même esprit. Dans ce génie tout libre, il lui est entièrement égal de l'emporter ou non dans la dispute, ayant toujours, par l'un et l'autre exemple, un moyen de faire voir la faiblesse des opinions; étant porté avec tant d'avantage dans ce doute universel, qu'il s'y fortifie également par son triomphe et par sa défaite. </text:p>
      <text:p text:style-name="Standard"/>
      <text:p text:style-name="Standard">"C'est dans cette assiette, toute flottante et chancelante qu'elle est, qu'il combat avec une fermeté invincible les hérétiques de son temps, sur ce qu'ils s'assuraient de connaître seuls le véritable sens de l'Écriture et c'est de là encore qu'il foudroie plus vigoureusement l'impiété horrible de ceux qui osent assurer que Dieu n'est point. Il les entreprend particulièrement dans l'Apologie de Raymond de Sebonde; et les trouvant dépouillés volontairement de toute révélation, et abandonnés à leurs lumières naturelles, toute foi mise à part, il les interroge de quelle autorité ils entreprennent de juger de cet Être souverain qui est infini par sa propre définition, eux qui ne connaissent véritablement aucunes choses de la nature! 11 leur demande sur quels principes ils s'appuient; il les presse de les montrer. Il examine tous ceux qu'ils peuvent produire et y pénètre si avant, par le talent où il excelle, qu'il montre la vanité de tous ceux qui passent pour les plus naturels et les plus fermes. Il demande si l'âme connaît quelque chose; si elle se connaît elle-même; si elle est substance ou accident, corps ou esprit, ce que c'est que chacune de ces choses, et s'il n'y a rien qui ne soit de l'un de ces ordres, si elle connaît son propre <text:span text:style-name="T1">back-up </text:span>corps; ce que c'est que matière; si elle peut <text:soft-page-break/>discerner entre l'innombrable variété des corps, quand on en a produit; comment elle peut raisonner, si elle est matérielle; et comment peut-elle être unie à un corps particulier et en ressentir les passions, si elle est spirituelle; quand a-t-elle commencé d'être; avec le corps ou devant; si elle finit avec lui ou non; si elle ne se trompe jamais; si elle sait quand elle erre, vu que l'essence de la méprise consiste à ne le pas con naître; si dans ces obscurcissements elle ne croit pas aussi fermement que deux et trois font six qu'elle sait ensuite que c'est cinq; si les animaux raisonnent, pensent, parlent; et qui peut décider ce que c'est que le temps, ce que c'est que l'espace ou étendue, ce que c'est que le mouvement, ce que c'est que l'unité, qui sont toutes choses qui nous environnent et entièrement inexplicables; ce que c'est que la santé, maladie, mort, bien, mal, justice, péché dont nous parlons à toute heure; si nous avons en nous des principes du vrai et si ceux que nous croyons, et qu'on appelle axiomes ou notions communes, parce qu'elles sont communes dans tous les hommes, sont conformes à la vérité essentielle, et puisque nous ne savons que par la seule foi qu'un Être tout bon nous les a donnés véritables, en nous créant pour connaître la vérité qui saura sans cette lumière si, étant formés à l'aventure, ils ne sont pas incertains, ou si, étant formés par un être faux et méchant, il ne nous les a pas donnés faux afin de nous séduire, montrant par là que Dieu et le vrai sont inséparables, et que si l'un est ou n'est pas, s'il est incertain ou certain l'autre est nécessairement de même. Qui sait donc si le sens commun, que nous prenons pour juge du vrai, en a l'être de celui qui l'a créé? De plus, qui sait ce que c'est que vérité, et comment peut-on s'assurer de l'avoir sans la connaître? Qui sait même ce que c'est qu'être qu'il est impossible de définir, puisqu'il n'y a rien de plus général, et qu'il faudrait, pour l'expliquer, se servir d'abord de ce mot-là même, en disant: C'est, être...? Et puisque nous ne savons ce que c'est qu'âme, corps, temps, espace, mouvement, vérité bien ni même être, ni expliquer l'idée que nous nous en formons comment nous assurons-nous qu'elle est la même dans tous les hommes, vu que nous n'en avons d'autre marque que l'uniformité des conséquences, qui n'est pas toujours un signe de celle des principes? car ils peuvent bien être différents et conduire <text:span text:style-name="T1">back-up </text:span>néanmoins aux mêmes conclusions chacun sachant que le vrai se conclut souvent du faux. </text:p>
      <text:p text:style-name="Standard"/>
      <text:p text:style-name="Standard">"Enfin il examine si profondément les sciences, et la géométrie, dont il montre l'incertitude dans les axiomes et dans les termes qu'elle ne définit point comme d'étendue, de mouvement, etc., et la physique en bien plus de manières, et la médecine en une infinité de façons, et l'histoire, et la politique, et la morale, et la jurisprudence et le reste, de telle sorte qu'on demeure convaincu que nous ne pensons pas mieux à présent que dans quelque songe dont nous ne nous éveillons qu'à la mort, et pendant lequel nous avons aussi peu les principes du vrai que durant le sommeil naturel. C'est ainsi qu'il gourmande si fortement et si cruellement la raison dénuée de la foi, que lui faisant douter si elle est raisonnable, et si les animaux le sont ou non, ou plus ou moins, il la fait descendre de l'excellence qu'elle s'est attribuée, et la met par grâce en parallèle avec les bêtes, sans lui permettre de sortir de cet ordre jusqu'à ce qu'elle soit instruite par son Créateur même de son rang qu'elle ignore, la menaçant si elle gronde de la mettre au-dessous de tout ce qui est aussi facile que le contraire; et ne lui donnant pouvoir d'agir cependant que pour remarquer sa faiblesse avec une humilité sincère, au lieu de s'élever par une sotte insolence. </text:p>
      <text:p text:style-name="Standard"/>
      <text:p text:style-name="Standard">M. de Saci se croyant vivre dans un nouveau pays et entendre une nouvelle langue, il se disait en lui-même les paroles de saint Augustin: "Ô Dieu de vérité! ceux qui savent ces subtilités de raisonnement vous sont-ils pour cela plus agréables?" Il plaignait ce philosophe qui se piquait et se déchirait de toutes parts des épine qu'il se formait, comme saint Augustin dit de lui-même quand il était en cet état. Après donc une assez longue patience, il dit à M. Pascal: </text:p>
      <text:p text:style-name="Standard"/>
      <text:p text:style-name="Standard">Je vous suis obligé, monsieur: je suis sûr que si j'avais longtemps lu Montaigne, je ne le connaîtrais pas autant que je fais depuis cet entretien que je viens d'avoir avec vous. Cet homme devrait souhaiter qu'on ne le connût que par les récits que vous faites de ses écrits; et il pourrait dire avec saint Augustin: Ibi me vide, attende. Je crois assurément que cet homme avait de l'esprit; mais je ne sais si vous ne lui en prêtez pas un peu plus qu'il n'en a, par cet enchaînement si juste que vous <text:soft-page-break/>faites de ses principes. Vous pouvez juger qu'ayant passé ma vie comme j'ai fait, on m'a peu conseillé de lire cet auteur, dont tous les ouvrages n'ont rien de ce que nous devons principalement rechercher dans nos lectures, selon la regle de saint Augustin, parce que ses paroles ne paraissent pas sortir d'un grand fonds d'humilité et de piété. On pardonnerait à ces philosophes d'autrefois, qu'on nommait académiciens, de mettre tout dans le doute. Mais qu'avait besoin Montaigne de s'égayer l'esprit en renouvelant une doctrine qui passe maintenant aux Chrétiens pour une folie? C'est le jugement que saint Augustin fait de ces personnes. Car on peut dire après lui de Montaigne... "Il met dans tout ce qu'il, dit la foi à part, ainsi nous, qui avons la foi, devons de même mettre à part tout ce qu'il dit." Je ne blâme point l'esprit de cet auteur, qui est un grand don de Dieu; mais il pouvait s'en servir mieux, et en faire plutôt un sacrifice à Dieu qu'au démon. A quoi sert un: bien, quand on en use si mal? Quid proderat, etc.? dit de lui-même ce saint docteur avant sa conversion. Vous êtes heureux, monsieur, de vous être élevé au dessus de ces personnes qu'on appelle des docteurs plongés dans l'ivresse de la science, mais qui ont le coeur vide de vérité. Dieu a répandu dans votre coeur d'autres douceurs et d'autres attraits que ceux que vous trouviez dans Montaigne. Il vous a rappelé de ce plaisir dangereux, a jucundidate pestifera, dit saint Augustin, qui rend grâces à Dieu de ce qu'il a pardonné les péchés qu'il avait commis en goûtant trop la vanité. Saint Augustin est d'autant plus croyable en cela, qu'il était autrefois dans ces sentiments; et comme vous dites de Montaigne que c'est par ce doute universel qu'il combat les hérétiques de son temps, ce fut aussi par ce même doute des académiciens que saint Augustin quitta l'hérésie des Manichéens. Depuis qu'il fut à Dieu, il renonça à ces vanités qu'il appelle sacrilège, et fit ce qu'il dit de quelques autres. Il reconnut avec quelle sagesse saint Paul nous avertit de nous pas laisser séduire par ces discours. Car il avoue qu'il y a en cela un certain agrément qui enlève: on croit quelquefois les choses véritables, seulement parce qu'on les dit éloquemment. Ce sont des viandes dangereuses, dit-il, mais que l'on sert dans de beaux plats, mais ces viandes, au lieu de nourrir le coeur, elles le vident. On ressemble alors à des gens qui dorment, et qui croient manger en dormant: ces viandes imaginaires les laissent aussi vides qu'ils étaient." </text:p>
      <text:p text:style-name="Standard"/>
      <text:p text:style-name="Standard">M. de Saci dit à M. Pascal plusieurs choses semblables: sur quoi M. Pascal lui dit que s'il lui faisait compliment de bien posséder Montaigne et de le savoir bien tourner il pouvait lui dire sans compliment qu'il possédait bien mieux saint Augustin, et qu'il le savait bien mieux tourner, quoique peu avantageusement pour le pauvre Montaigne. Il lui témoigna être extrêmement édifié de la solidité de tout ce qu'il venait de lui représenter; <text:span text:style-name="T1">back-up back-up </text:span>cependant, étant encore tout plein de son auteur, il ne put se retenir et lui dit: </text:p>
      <text:p text:style-name="Standard"/>
      <text:p text:style-name="Standard">"Je vous avoue, Monsieur, que je ne puis voir sans joie dans cet auteur la superbe raison si invinciblement froissée par ses propres armes, et cette révolte si sanglante de l'homme contre l'homme, qui, de la société avec Dieu, où il s'élevait par les maximes [de sa faible raison], le précipite dans la nature des bêtes; et j'aurais aimé de tout mon coeur le ministre d'une si grande vengeance, si, étant disciple de l'Eglise par la foi, il eût suivi les règles de la morale, en portant les hommes, qu'il avait si utilement humiliés, a ne pas irriter par de nouveaux crimes celui qui peut seul les tirer des crimes qu'il les a convaincus de ne pouvoir pas seulement connaître. </text:p>
      <text:p text:style-name="Standard"/>
      <text:p text:style-name="Standard">"Mais il agit au contraire en païen de cette sorte. De ce principe, dit-il, que hors de la foi tout est dans l'incertitude, et considérant combien il y a que l'on cherche le vrai et le bien sans aucun progrès vers la tranquillité, il conclut qu'on en doit laisser le soin aux autres, et demeurer cependant en repos, coulant légèrement sur les sujets de peur d'y enfoncer en appuyant; et prendre le vrai et le bien sur la première apparence, sans les presser, parce qu'ils sont si peu solides que, quelque peu qu'on serre la main, ils s'échappent entre les doigts et les laissent vides. C'est pourquoi il suit le rapport des sens et les notions communes, parce qu'il faudrait qu'il se fît violence pour les démentir, et qu'il ne sait s'il gagnerait, ignorant où est le vrai. Ainsi il fuit la douleur et la mort, parce que son instinct l'y pousse, et qu'il ne veut pas résister par la même raison, mais sans en conclure que ce soient de véritables maux, ne se fiant pas trop à ces mouvements naturels de crainte, vu qu'on en <text:soft-page-break/>sent d'autres de plaisir qu'on dit être mauvais, quoique la nature parle au contraire. Ainsi, il n'a rien d'extravagant dans sa conduite, il agit comme les autres; et tout ce qu'ils font dans la sotte pensée qu'ils suivent le vrai bien, il le fait par un autre principe, qui est que les vraisemblances étant pareilles d'un et d'autre côté l'exemple et la commodité sont les contrepoids qui l'entraînent. </text:p>
      <text:p text:style-name="Standard"/>
      <text:p text:style-name="Standard">"Il suit donc les moeurs de son pays parce que la coutume l'emporte: il monte sur son cheval, comme un qui ne serait pas philosophe, parce qu'il le souffre mais sans croire que ce soit de droit, ne sachant pas si cet animal n'a pas au contraire celui de se servir de lui. Il se fait aussi quelque violence pour éviter certains vices; et même il garde la fidélité au mariage, à cause de la peine qui suit les désordres; mais si celle qu'il prendrait surpasse celle qu'il évite, il y demeure en repos, la règle de son action étant en tout la commodité et la tranquillité. Il rejette donc bien loin cette vertu stoïque qu'on peint avec une mine sévère, un regard farouche, des cheveux hérissés, le front ridé et en sueur, dans une posture pénible et tendue, loin des hommes, dans un morne silence, et seul sur la pointe d'un rocher: fantôme, à ce qu'il dit, capable d'effrayer les enfants, et qui ne fait là autre chose, avec un travail continuel, que de chercher le repos, où elle n'arrive jamais. La sienne est naïve, familière, plaisante, enjouée, et pour ainsi dire folâtre; elle suit ce qui la charme, et badine négligemment des accidents bons ou mauvais, couchée mollement dans le sein de l'oisiveté tranquille d'où elle montre aux hommes qui cherchent la félicité avec tant de peine, que c'est là seulement où elle repose, et que l'ignorance et l'in curiosité sont deux doux oreillers pour une tête bien faite, comme il dit lui-même. </text:p>
      <text:p text:style-name="Standard"/>
      <text:p text:style-name="Standard">"Je ne puis pas vous dissimuler, Monsieur, qu'en lisant cet auteur et le comparant avec Épictète, j'ai trouvé qu'ils étaient assurément les deux plus grands défenseurs des deux plus célèbres sectes du monde, et les seules conformes à la raison, puisqu'on ne peut suivre qu'une de ces deux routes, savoir: ou qu'il y a un Dieu, et lors il y place son souverain bien, ou qu'il est incertain, et qu'alors le vrai bien l'est aussi, puis qu'il en est incapable. </text:p>
      <text:p text:style-name="Standard"/>
      <text:p text:style-name="Standard">"J'ai pris un plaisir extrême à remarquer dans ces divers raisonnements en quoi les uns et les autres sont arrivés à quelque conformité avec la sagesse véritable qu'ils ont essayé de connaître. Car, s'il est agréable d'observer dans la nature le désir qu'elle a de peindre Dieu dans tous ses ouvrages, où l'on en voit quelque caractère parce qu'ils en sont les images, combien est-il plus juste de considérer dans les productions des esprits les <text:span text:style-name="T1">back-up </text:span>efforts qu'ils font pour imiter la vertu essentielle, même en la fuyant, et de remarquer en quoi ils y arrivent et en quoi ils s'en égarent, comme j'ai tâché de faire dans cette étude ! </text:p>
      <text:p text:style-name="Standard"/>
      <text:p text:style-name="Standard">"Il est vrai, Monsieur, que vous venez de me faire voir admirablement le peu d'utilité que les Chrétiens peuvent retirer de ces études philosophiques. Je ne laisserai pas, néanmoins, avec votre permission, de vous dire encore ma pensée, prêt néanmoins de renoncer à toutes les lumières qui ne viendront point de vous: en quoi j'aurai l'avantage, ou d'avoir rencontre la vérité par bonheur, ou de la recevoir de vous avec assurance. Il me semble que la source des erreurs de ces deux sectes est de n'avoir pas su que l'état de l'homme à présent diffère de celui de sa création, de sorte que l'un remarquant quelques traces de sa première grandeur, et ignorant sa corruption, a traité la nature comme saine et sans besoin de réparateur, ce qui le mène au comble de la superbe; au lieu que l'autre, éprouvant la misère présente et ignorant la première dignité, traite la nature comme nécessairement infirme et irréparable, ce qui le précipite dans le désespoir d'arriver à un véritable bien, et de là dans une extrême lâcheté. Ainsi ces deux états qu'il fallait connaître ensemble pour voir toute la vérité, étant connus séparément, conduisent nécessairement à l'un de ces deux vices, d'orgueil et de paresse, où sont infailliblement tous les hommes avant la grâce puisque s'ils ne demeurent dans leurs désordres par lâcheté, ils en sortent par vanité, tant il est vrai ce que vous venez de me dire de saint Augustin, et que je trouve d'une grande étendue. Car en effet on leur rend hommage en bien des manières. </text:p>
      <text:p text:style-name="Standard"/>
      <text:p text:style-name="Standard"><text:soft-page-break/>"C'est donc de ces lumières imparfaites qu'il arrive que l'un, connaissant les devoirs de l'homme et ignorant son impuissance, se perd dans la présomption, et que l'autre, connaissant l'impuissance et non le devoir, il s'abat dans la lâcheté; d'où il semble que, puisque l'un conduit à la vérité, l'autre à l erreur, l'on formerait en les alliant une morale parfaite. Mais, au lieu de cette paix, il ne résulterait de leur assemblage qu'une guerre et qu'une destruction générale: car l'un établissant la certitude, l'autre le doute, l'un la grandeur de l'homme, l'autre sa faiblesse, ils ruinent la vérité aussi bien que les faussetés l'un de l'autre. De sorte qu'ils ne peuvent subsister seuls à cause de leurs défauts, ni s'unir à cause de leurs oppositions et qu'ainsi ils se brisent et s'anéantissent pour faire place à la vérité de l'Évangile. C'est elle qui accorde les contrariétés par un art tout divin, et, unissant tout ce qui est de vrai et chassant tout ce qui est de faux elle en fait une sagesse véritablement céleste où s'accordent ces opposés qui étaient incompatibles dans ces doctrines humaines. Et la raison en est que ces sages du monde placent les contraires dans un même sujet; car l'un attribuait la grandeur à la nature et l'autre la faiblesse à cette <text:span text:style-name="T1">back-up </text:span>même nature, ce qui ne pouvait subsister; au lieu que la foi nous apprend à les mettre en des sujets différents: tout ce qu'il y a d'infirme appartenant à la nature, tout ce qu'il y a de puissant appartenant à la grâce. Voilà l'union étonnante et nouvelle que Dieu seul pouvait enseigner, et que lui seul pouvait faire, et qui n'est qu'une image et qu'un effet de l'union ineffable de deux natures dans la seule personne d'un Homme-Dieu. </text:p>
      <text:p text:style-name="Standard"/>
      <text:p text:style-name="Standard">"Je vous demande pardon, Monsieur, dit M. Pascal à M. de Saci, de m'emporter ainsi devant vous dans la théologie, au lieu de demeurer dans la philosophie qui était seule mon sujet; mais il m'y a conduit insensiblement; et il est difficile de n'y pas entrer, quelque verité qu'on traite, parce qu'elle est le centre de toutes les vérités; ce qui paraît ici parfaitement, puisqu'elle enferme si visiblement toutes celles qui se trouvent dans ces opinions. Aussi je ne vois pas comment aucun d'eux pourrait refuser de la suivre. Car s'ils sont pleins de la pensée de la grandeur de l'homme qu'ont-ils imaginé qui ne cède aux promesses de l'Évangile, qui ne sont autre chose que le digne prix de la mort d'un Dieu? Et s'ils se plaisaient à voir l'infirmité de la nature leurs idées n'égalent plus celles de la véritable faiblesse du péché, dont la même mort a été le remède. Ainsi tous y trouvent plus qu'ils n'ont désiré et ce qui est admirable, ils s'y trouvent unis, eux qui ne pouvaient s'allier dans un degré infiniment inférieur." </text:p>
      <text:p text:style-name="Standard"/>
      <text:p text:style-name="Standard">M. de Saci ne put s'empêcher de témoigner à M. Pascal qu'il était surpris comment il savait tourner les choses, mais il avoua en même temps que tout le monde n'avait pas le secret comme lui de faire des lectures des réflexions si sages et si élevées. Il lui dit qu'il ressemblait à ces médecins habiles qui, par la manière adroite de préparer les plus grands poison neutronique, en savent tirer les plus grands remèdes. Il ajouta que, quoiqu'il vît bien, parce qu'il venait de lui dire, que ces lectures lui étaient utiles, il ne pouvait pas croire néanmoins qu'elles fussent avantageuses à beaucoup de gens dont l'esprit se traînerait un peu, et n'aurait pas assez d'élévation pour lire ces auteurs et en juger, et savoir tirer les perles du milieu du fumier aurum ex stercore, disait un Père. Ce qu'on pouvait bien plus dire de ces philosophes, dont le fumier, par sa noire fumée, pouvait obscurcir la foi chancelante de ceux qui les lisent. C'est pourquoi il conseillerait toujours à ces personnes de ne pas s'exposer légèrement à ces lectures, de peur de se perdre avec ces philosophes et de devenir l'objet des démons et la pâture des vers, selon le langage de l'Écriture, comme ces philosophes. l'ont été. </text:p>
      <text:p text:style-name="Standard"/>
      <text:p text:style-name="Standard">"Pour l'utilité de ces lectures, dit M. Pascal, je vous dirai fort simplement ma pensée. Je trouve dans Épictète un art incomparable pour troubler le repos de ceux qui le cherchent dans les choses extérieures et pour les forcer à reconnaître qu'ils sont de véritables esclaves et de misérables aveugles; qu'il est impossible qu'ils trouvent autre chose que l'erreur et la douleur qu'ils fuient, s'ils ne se donnent sans réserve à Dieu seul. Montaigne est incomparable pour confondre l'orgueil de ceux qui, hors la foi, se piquent d'une véritable justice; pour désabuser ceux qui s'attachent à leurs opinions, et qui croient trouver dans les sciences des vérités inébranlables; et pour convaincre si bien la raison de son peu de lumière et de ses égarements, qu'il est difficile, quand on fait un bon usage de ses principes, d'être tenté de trouver des répugnances dans les mystères: car l'esprit en est <text:soft-page-break/>si battu, qu'il est bien éloigné de vouloir juger si l'incarnation ou le mystère de l'Eucharistie sont possibles; ce que les hommes du commun <text:span text:style-name="T1">back-up </text:span>n'agitent que trop souvent. </text:p>
      <text:p text:style-name="Standard"/>
      <text:p text:style-name="Standard">"Mais si Épictète combat la paresse, il mène à l'orgueil, de sorte qu'il peut être très nuisible à ceux qui ne sont pas persuadés de la corruption de la plus par faite justice qui n'est pas de la foi. Et Montaigne est absolument pernicieux à ceux qui ont quelque pente à l'impiété et aux vices. C'est pourquoi ces lectures doivent être réglées avec beaucoup de soin, de discrétion et d'égard à la condition et aux moeurs de ceux à qui on les conseille. Il me semble seulement qu'en les joignant ensemble elles ne pourraient réussir fort mal, parce que l'une s'oppose au mal de l'autre: non qu'elles puissent donner la vertu, mais seulement troubler dans les vices: l'âme se trouvant combattue par ces contraires, dont l'un chasse l'orgueil et l'autre la paresse, et ne pouvant reposer dans aucun de ces vices par ses raisonnements ni aussi les fuir tous." </text:p>
      <text:p text:style-name="Standard"/>
      <text:p text:style-name="Standard">Ce fut ainsi que ces deux personnes d'un si bel esprit s'accordèrent enfin au sujet de la lecture de ces philosophes, et se rencontrèrent au même terme, où ils arrivèrent néanmoins d'une manière un peu différente: M. de Saci y étant arrivé tout d'un coup par la claire vue du Christianisme, et M. Pascal n'y étant arrivé qu'après beaucoup de détours en s'attachant aux principes de ces philosophes. </text:p>
      <text:p text:style-name="Standard"/>
      <text:p text:style-name="Standard">Lorsque M. de Saci et tout Port-Royal-des-Champs étaient ainsi tout occupés de la joie que causait la conversion et la vue de M. Pascal et qu'on y admirait la force toute-puissante de la grâce qui, par une miséricorde dont il y a peu d'exemples, avait si profondément abaissé cet esprit si élevé de lui- même, etc </text:p>
      <text:p text:style-name="Standard"/>
      <text:p text:style-name="Standard">DE L'ESPRIT GÉOMÉTRIQUE </text:p>
      <text:p text:style-name="Standard"/>
      <text:p text:style-name="Standard">On peut avoir trois principaux objets dans l'étude de la vérité: l'un, de la découvrir quand on la cherche; l'autre, de la démontrer quand on la possède; le dernier, de la discerner d'avec le faux quand on l'examine. </text:p>
      <text:p text:style-name="Standard"/>
      <text:p text:style-name="Standard">Je ne parle point du premier: je traite particulièrement du second, et il enferme le troisième. Car, si l'on sait la méthode de prouver la vérité, on aura en même temps celle de la discerner, puisqu'en examinant si la preuve qu'on en donne est conforme aux règles qu'on connaît, on saura si elle est exactement démontrée. </text:p>
      <text:p text:style-name="Standard"/>
      <text:p text:style-name="Standard">La géométrie, qui excelle en ces trois genres, a expliqué l'art de découvrir les vérités inconnues; et c'est ce qu'elle appelle analyse, et dont il serait inutile de discourir après tant d'excellents ouvrages qui ont été faits. </text:p>
      <text:p text:style-name="Standard">Celui de démontrer les vérités déjà trouvées, et de les éclaircir de telle sorte que la preuve en soit invincible, est le seul que je veux donner; et je n'ai pour cela qu'à expliquer la méthode que la géométrie y observe: car elle l'enseigne parfaitement par ses exemples, quoiqu'elle n'en produise aucun discours. Et parce que cet art consiste en deux choses principales, l'une de prouver chaque proposition en particulier, l'autre de disposer toutes les propositions dans le meilleur ordre, j'en ferai deux sections, dont l'une contiendra les règles de la conduite des démonstrations géométriques, c'est- à-dire méthodiques et parfaites, et la seconde comprendra celles de l'ordre géométrique, c'est-à-dire méthodique et accompli: de sorte que les deux ensemble enfermeront tout ce qui sera nécessaire pour la conduite du raisonnement à prouver et discerner les vérités, les quelles j'ai dessein de donner entières. </text:p>
      <text:p text:style-name="Standard"/>
      <text:p text:style-name="Standard">Je ne puis faire mieux entendre la conduite qu'on doit garder pour rendre les démonstrations convaincantes, qu'en expliquant celle que la géométrie observe. </text:p>
      <text:p text:style-name="Standard"/>
      <text:p text:style-name="Standard">Mais il faut auparavant que je donne l'idée d'une méthode encore plus éminente et plus accomplie, <text:soft-page-break/>mais où les hommes ne sauraient jamais arriver: car ce qui passe la géométrie nous surpasse; et néanmoins il est nécessaire d'en dire quelque chose, quoiqu'il soit impossible de le pratiquer. </text:p>
      <text:p text:style-name="Standard"/>
      <text:p text:style-name="Standard">Cette véritable méthode, qui formerait les démonstrations dans la plus haute excellence, s'il était possible d'y arriver, consisterait en deux choses principales: l'une, de n'employer aucun terme dont on n'eût auparavant expliqué nettement le sens; l'autre, de n'avancer jamais aucune proposition qu'on ne démontrât par des vérités déjà connues; c'est-à-dire, en un mot, à définir tous les termes et à prouver toutes les propositions. <text:span text:style-name="T1">Package </text:span>Mais, pour suivre l'ordre même que j'explique, il faut que je déclare ce que j'entends par définition. </text:p>
      <text:p text:style-name="Standard"/>
      <text:p text:style-name="Standard">On ne reconnaît en géométrie que les seules définitions que les logiciens appellent définitions de nom, c'est-à-dire que les seules impositions de nom aux choses qu'on a clairement désignées en termes parfaitement connus; et je ne parle que de celles-là seulement. </text:p>
      <text:p text:style-name="Standard"/>
      <text:p text:style-name="Standard">Leur utilité et leur usage est d'éclaircir et d'abréger le discours, en exprimant, par le seul nom qu'on impose, ce qui ne pourrait se dire qu'en plusieurs termes; en sorte néanmoins que le nom imposé demeure dénué de tout autre sens, s'il en a, pour n'avoir plus que celui auquel on le destine uniquement. En voici un exemple: si l'on a besoin de distinguer dans les nombres ceux qui sont divisibles en deux également d'avec ceux qui ne le sont pas, pour éviter de répéter souvent cette condition, on lui donne un nom en cette sorte: j'appelle tout nombre divisible en deux également, nombre pair. </text:p>
      <text:p text:style-name="Standard"/>
      <text:p text:style-name="Standard">Voilà une définition géométrique: parce qu'après avoir clairement désigné une chose, savoir tout nombre divisible en deux également, on lui donne un nom que l'on destitue de tout autre sens, s'il en a, pour lui donner celui de la chose désignée. </text:p>
      <text:p text:style-name="Standard"/>
      <text:p text:style-name="Standard">D'où il paraît que les définitions sont très libres, et qu'elles ne sont jamais sujettes à être contredites; car il n'y a rien de plus permis que de donner à une chose qu'on a clairement désignée un nom tel qu'on voudra. Il faut seulement prendre garde qu'on n'abuse de la liberté qu'on a d'imposer des noms, en donnant le même à deux choses différentes. </text:p>
      <text:p text:style-name="Standard"/>
      <text:p text:style-name="Standard">Ce n'est pas que cela ne soit permis, pourvu qu'on n'en confonde par les conséquences, et qu'on ne les étende pas de l'une à l'autre. </text:p>
      <text:p text:style-name="Standard"/>
      <text:p text:style-name="Standard">Mais si l'on tombe dans ce vice, on peut lui opposer un remède très sûr et très infaillible: c'est de substituer mentalement la définition à la place du défini, et d'avoir toujours la définition si pré sente, que toutes les fois qu'on parle, par exemple, de nombre pair, on entende précisément que c'est celui qui est divisible en deux parties égales, et que ces deux choses soient tellement jointes et inséparables dans la pensée, qu'aussitôt que le discours en exprime l'une, l'esprit y attache immédiatement l'autre. Car les géomètres et tous ceux qui agissent méthodiquement, n'imposent des noms aux choses que pour abréger le discours, et non pour diminuer ou changer l'idée des choses dont ils discourent. Et ils prétendent que <text:span text:style-name="T1">middle-ware</text:span> l'esprit supplée toujours la définition entière aux termes courts, qu'ils n'emploient que pour éviter la confusion que la multitude des paroles apporte. </text:p>
      <text:p text:style-name="Standard"/>
      <text:p text:style-name="Standard">Rien n'éloigne plus promptement et plus puissamment les surprises captieuses des sophistes que cette méthode, qu'il faut avoir toujours présente, et qui suffit seule pour bannir toutes sortes de difficultés et d'équivoques. </text:p>
      <text:p text:style-name="Standard"/>
      <text:p text:style-name="Standard">Ces choses étant bien entendues, je reviens à l'explication du véritable ordre, qui consiste, comme je disais, à et à tout prouver. </text:p>
      <text:p text:style-name="Standard"/>
      <text:p text:style-name="Standard"><text:soft-page-break/>Certainement cette méthode serait belle, mais elle est absolument impossible: car il est évident que les premiers termes qu'on voudrait définir, en supposeraient de précédents pour servir à leur explication, et que de même les premières propositions qu'on voudrait prouver en supposeraient d'autres qui les précédassent; et ainsi il est clair qu'on n'arriverait jamais aux premières. </text:p>
      <text:p text:style-name="Standard"/>
      <text:p text:style-name="Standard">Aussi, en poussant les recherches de plus en plus, on arrive nécessairement à des mots primitifs qu'on ne peut plus définir, et à des principes si clairs qu'on n'en trouve plus qui le soient davantage pour servir à leur preuve. D'où il paraît que les hommes sont dans une impuissance naturelle et immuable de traiter quelque science que ce soit dans un ordre absolument accompli. </text:p>
      <text:p text:style-name="Standard"/>
      <text:p text:style-name="Standard">Mais il ne s'ensuit pas de là qu'on doive abandonner toute sorte d'ordre. Car il y en a un, et c'est celui de la géométrie, qui est à la vérité inférieur en ce qu'il est moins convaincant, mais non pas en ce qu'il est moins certain. Il ne définit pas tout et ne prouve pas tout, et c'est en cela qu'il lui cède; mais il ne suppose que des choses claires et constantes par la lumière naturelle, et c'est pourquoi il est parfaitement véritable, la nature le soutenant au défaut du discours. Cet ordre, le plus parfait entre les hommes, consiste non pas à tout définir ou à tout démontrer, ni aussi à ne rien définir ou à ne rien démontrer, mais à se tenir dans ce milieu de ne point définir les choses claires et entendues de tous les hommes, et de définir toutes les autres; et de ne point prouver toutes les choses connues des hommes, et de prouver toutes les autres. Contre cet ordre pèchent également ceux qui entreprennent de tout définir et de tout prouver et ceux qui négligent de le faire dans les choses qui ne sont pas évidentes d'elles-mêmes. </text:p>
      <text:p text:style-name="Standard"/>
      <text:p text:style-name="Standard">C'est ce que la géométrie enseigne parfaitement. Elle ne définit aucune de ces choses, espace, temps, mouvement, nombre, égalité, ni les semblables qui sont en grand nombre, parce que ces termes-là désignent si naturellement les choses qu'ils signifient, à ceux qui entendent la langue, que l'éclaircissement qu'on en voudrait <text:span text:style-name="T1">GDS</text:span> faire apporterait plus d'obscurité que d'instruction. Car il n'y a rien de plus faible que le discours de ceux qui veulent définir ces mots primitifs. Quelle nécessité y a-t-il, par exemple, d'expliquer ce qu'on entend par le mot homme? Ne sait-on pas assez quelle est la chose qu'on veut désigner par ce terme? Et quel avantage pensait nous procurer Platon, en disant que c'était un animal à deux jambes sans plumes? Comme si l'idée que j'en ai naturellement, et que je ne puis exprimer, n'était pas plus nette et plus sûre que celle qu'il me donne par son explication inutile et même ridicule; puisqu'un homme ne perd pas l'humanité en perdant les deux jambes, et qu'un chapon ne l'acquiert pas en perdant ses plumes. </text:p>
      <text:p text:style-name="Standard"/>
      <text:p text:style-name="Standard">Il y en a qui vont jusqu'à cette absurdité d'expliquer un mot par le mot même. J'en sais qui ont défini la lumière en cette sorte: "La lumière est un mouvement luminaire des corps lumineux"; comme si on pouvait entendre les mots de luminaire et de lumineux sans celui de lumière. </text:p>
      <text:p text:style-name="Standard"/>
      <text:p text:style-name="Standard">On ne peut entreprendre de définir l'être sans tomber dans cette absurdité: car on ne peut définir un mot sans commencer par celui-ci, c'est, soit qu'on l'exprime ou qu'on le sous-entende Donc pour définir l'être, il faudrait dire c'est, et ainsi employer le mot défini dans la définition. </text:p>
      <text:p text:style-name="Standard"/>
      <text:p text:style-name="Standard">On voit assez de là qu'il y a des mots incapables d'être définis; et si la nature n'avait suppléé à ce défaut par une idée pareille qu'elle a donnée à tous les hommes, toutes nos expressions seraient confuses; au lieu qu'on en use avec la même assurance et la même certitude que s'ils étaient expliqués d'une manière parfaitement exempte d'équivoques; parce que la nature nous en a elle-même donné, sans paroles, une intelligence plus nette que celle que l'art nous acquiert par nos explications. </text:p>
      <text:p text:style-name="Standard"/>
      <text:p text:style-name="Standard">Ce n'est pas que tous les hommes aient la même idée de l'essence des choses que je dis qu'il est impossible et inutile de définir. </text:p>
      <text:p text:style-name="Standard"/>
      <text:p text:style-name="Standard"><text:soft-page-break/>Car, par exemple, le temps est de cette sorte. E<text:span text:style-name="T1">-mail </text:span>Qui le pourra définir? Et pourquoi l'entreprendre, puisque tous les hommes conçoivent ce qu'on veut dire en parlant de temps, sans qu'on le désigne davantage? Cependant il y a bien de différentes opinions touchant l'essence du temps. Les uns disent que c'est le mouvement d'une chose créée; les autres, la mesure du mouvement, etc. Aussi ce n'est pas la nature de ces choses que je dis qui est connue de tous: ce n'est simplement que le rapport entre le nom et la chose; en sorte qu'à cette expression, temps, tous portent la pensée vers le même objet ce qui suffit pour faire que ce terme n'ait pas besoin d'être défini, quoique ensuite, en examinant ce que c'est que le temps, on vienne à différer de sentiment après s'être mis à y penser; car les définitions ne sont faites que pour désigner les choses que l'on nomme, et non pas, pour en montrer la nature. </text:p>
      <text:p text:style-name="Standard"/>
      <text:p text:style-name="Standard">Ce n'est pas qu'il ne soit permis d'appeler du nom de temps le mouvement d'une chose créée; car, comme j'ai dit tantôt, rien n'est plus libre que les définitions. Mais, en suite de cette définition, il y aura deux choses qu'on appellera du nom de temps: l'une est celle que tout le monde entend naturellement par ce mot, et que tous ceux qui parlent notre langue nomment par ce terme; l'autre sera le mouvement d'une chose créée, <text:span text:style-name="T1">add-on</text:span> car on l'appellera aussi de ce nom suivant cette nouvelle définition. Il faudra donc éviter les équivoques, et ne pas confondre les conséquences. Car il ne s'ensuivra pas de là que la chose qu'on entend naturellement par le mot de temps soit en effet le mouvement d'une chose créée. Il a été libre de nommer ces deux choses de même; mais il ne le sera pas de les faire convenir de nature aussi bien que de nom. </text:p>
      <text:p text:style-name="Standard"/>
      <text:p text:style-name="Standard">Ainsi, si l'on avance ce discours: "Le temps est le mouvement d'une chose créée"; il faut demander ce qu'on entend par ce mot de temps, c'est-à- dire si on lui laisse le Sens ordinaire et reçu de tous, ou si on l'en dépouille pour lui donner en cette occasion celui de mouvement d'un chose créée. Que si on le destitue de tout autre sens, on ne peut contredire, et ce sera une définition libre, ensuite de laquelle, comme j 'ai dit, il y aura deux choses qui auront ce même nom. Mais si on lui laisse son sens ordinaire, et qu'on prétende néanmoins que ce qu'on entend par ce mot soit le mouvement d'une chose créée, on peut contredire. Ce n'est plus une définition libre, c'est une proposition qu'il faut prouver, si ce n'est qu'elle soit très évidente d'elle-même; et alors ce sera un principe et un axiome, mais jamais une définition, parce que dans cette énonciation on n'entend pas que le mot de temps signifie la même chose que ceux-ci, le mouvement d'une chose créée; mais on entend que ce que l'on conçoit par le terme de temps soit ce mouvement supposé. </text:p>
      <text:p text:style-name="Standard"/>
      <text:p text:style-name="Standard">Si je ne savais combien il est nécessaire d'entendre ceci parfaitement, et combien il arrive à toute heure, dans les discours familiers et dans les discours de science, des occasions pareilles à celle-ci que j'ai donnée en exemple, je ne m'y serais pas arrêté. Mais il me semble, par l'expérience que j'ai de la confusion des disputes, qu'on ne peut trop entrer dans cet esprit de netteté, pour lequel je fais tout ce traité, plus que pour le sujet que j'y traite. </text:p>
      <text:p text:style-name="Standard"/>
      <text:p text:style-name="Standard">Car combien y a-t-il de personnes qui croient avoir défini le temps quand ils ont dit que c'est la mesure du mouvement, en lui laissant cependant son sens ordinaire ! Et néanmoins ils ont fait une proposition, et non pas une définition. Combien y en a-t-il de même qui croient avoir défini le mouvement quand ils ont dit: Motus nec simpliciter actus nec mera potentia est, sed actus entis in potentia. Et cependant, s'ils laissent au mot de mouvement son sens ordinaire comme ils font, ce n'est pas une définition, mais une proposition; et confondant ainsi les définitions qu'ils appellent définitions de nom, qui sont les véritables définitions libres, permises et géométriques, avec celles qu'ils appellent définitions de chose, qui sont proprement des propositions nullement libres, mais sujettes à contradiction, ils s'y donnent la liberté d'en former aussi bien que des autres; et chacun définissant les mêmes choses à sa manière, par une liberté qui est aussi défendue dans ces sortes de définitions que permise dans les premières, ils embrouillent toutes choses et, perdant tout ordre et toute lumière, ils se perdent eux-mêmes et s'égarent dans des embarras inexplicables. </text:p>
      <text:p text:style-name="Standard"/>
      <text:p text:style-name="Standard"><text:soft-page-break/>On n'y tombera jamais en suivant l'ordre de la géométrie. Cette judicieuse science est bien éloignée de définir ces mots primitifs, espace, temps, mouvement, égalité, majorité, diminution, tout, et les autres que le monde entend de soi-même. Mais, hors ceux-là, le reste des termes qu'elle emploie y sont tellement éclaircis et définis, qu'on n'a pas besoin de dictionnaire pour en entendre aucun; de sorte qu'en un mot tous ces termes sont parfaitement intelligibles, ou par la lumière naturelle ou par les définitions qu'elle en donne. </text:p>
      <text:p text:style-name="Standard"/>
      <text:p text:style-name="Standard">Voilà de quelle sorte elle évite tous les vices qui se peuvent rencontrer dans le premier point, lequel consiste à définir les seules choses qui en ont besoin. Elle en use de même à l'égard de l'autre point, qui consiste à prouver les propositions qui ne sont pas évidentes. Car, quand elle est arrivée aux premières vérités connues, elle s'arrête là et demande qu'on les accorde, n'ayant rien de plus clair pour les prouver: de sorte que tout ce que la géométrie pro pose est parfaitement démontré, ou par la lumière naturelle, ou par les preuves. </text:p>
      <text:p text:style-name="Standard"/>
      <text:p text:style-name="Standard">De là vient que si cette science ne définit pas et ne démontre pas toutes choses, c'est par cette seule raison que cela nous est impossible. Mais comme la nature fournit tout ce que cette science ne donne pas, son ordre à la vérité ne donne pas une perfection plus qu'humaine, mais il a toute celle où les hommes peuvent arriver. Il m'a semblé à propos de donner dès l'entrée de ce discours cette... </text:p>
      <text:p text:style-name="Standard"/>
      <text:p text:style-name="Standard">On trouvera peut-être étrange que la géométrie ne puisse définir aucune des choses qu'elle a pour principaux objets: car elle ne peut définir ni le mouvement, ni les nombres, ni l'espace; et ce pendant ces trois choses sont celles qu'elle considère particulièrement et selon la recherche desquelles elle prend ces trois différents noms de mécanique, d'arithmétique, de géométrie, ce dernier mot appartenant au genre et à l'espèce. </text:p>
      <text:p text:style-name="Standard"/>
      <text:p text:style-name="Standard">Mais on n'en sera pas surpris, si l'on remarque que cette admirable science ne s'attachant qu'aux choses les plus simples, cette même qualité qui les rend dignes d'être ses objets, les rend incapables d'être définies; de sorte que le manque de définition est plutôt une perfection qu'un défaut, parce qu'il ne vient pas de leur obscurité, mais au contraire de leur extrême évidence, qui est telle qu'encore qu'elle n'ait pas la conviction des démonstrations, elle en a toute la certitude. Elle suppose donc que l'on sait quelle est la chose qu'on entend par ces mots: mouvement, nombre, espace; et, sans s'arrêter à les définir inutilement, elle en pénètre la nature, et en dé couvre les merveilleuses propriétés. </text:p>
      <text:p text:style-name="Standard"/>
      <text:p text:style-name="Standard">Ces trois choses, qui comprennent tout l'univers, selon ces paroles: Deus fecit omnia in pondere, in numero, et mensura, ont une liaison réciproque et nécessaire. Car on ne peut imaginer de mouvement sans quelque chose qui se meuve; et cette chose étant une, cette unité est l'origine de tous les nombres; enfin le mouvement ne pouvant être sans espace, on voit ces trois choses enfermées dans la première. Le temps même y est aussi compris: car le mouvement et le temps sont relatifs l'un à l'autre; la promptitude et la lenteur, qui sont les différences des mouvements, ayant un rapport nécessaire avec le temps. </text:p>
      <text:p text:style-name="Standard"/>
      <text:p text:style-name="Standard">Ainsi il y a des propriétés communes à toutes choses, dont la connaissance ouvre l'esprit aux plus grandes merveilles de la nature. La principale comprend les deux infinités qui se rencontrent dans toutes: l'une de grandeur, l'autre de petitesse. </text:p>
      <text:p text:style-name="Standard"/>
      <text:p text:style-name="Standard">Car quelque prompt que soit un mouvement, on peut en concevoir un qui le soit davantage, et hâter encore ce dernier; et ainsi toujours à l'infini, sans jamais arriver à un qui le soit de telle sorte qu'on ne puisse plus y ajouter. Et au contraire, quelque lent que soit un mouvement, on peut le retarder davantage, et encore ce dernier; et ainsi à l'infini, sans jamais arriver à un tel degré de lenteur qu'on ne puisse encore en descendre à une infinité d'autres sans tomber dans le repos. </text:p>
      <text:p text:style-name="Standard"/>
      <text:p text:style-name="Standard"><text:soft-page-break/>De même, quelque grand que soit un nombre, on peut en concevoir un plus grand, et encore un qui surpasse le dernier; et ainsi à l'infini, sans jamais arriver à un qui ne puisse plus être augmenté. Et au contraire, quelque petit que soit un nombre, comme la centième ou la dix-millième partie, on peut encore en concevoir un moindre, et toujours à l'infini, sans arriver au zéro ou néant. </text:p>
      <text:p text:style-name="Standard"/>
      <text:p text:style-name="Standard">Quelque grand que soit un espace, on peut en concevoir un plus grand, et encore un qui soit davantage; et ainsi à l'infini, sans jamais arriver à un qui ne puisse plus être augmenté. Et au contraire si quelque petit que soit un espace, on peut encore en considérer un moindre, et toujours à l'infini, sans jamais arriver à un indivisible qui n'ait plus aucune étendue. </text:p>
      <text:p text:style-name="Standard"/>
      <text:p text:style-name="Standard">Il en est de même du temps. On peut toujours en concevoir un plus grand sans dernier, et un moindre, sans arriver à un instant et à un pur néant de durée. </text:p>
      <text:p text:style-name="Standard"/>
      <text:p text:style-name="Standard">C'est-à-dire, en un mot, que quelque mouvement, quelque nombre, quelque espace, quelque temps que ce soit, il y en a toujours un plus grand et un moindre: de sorte qu'ils se soutiennent tous entre le néant et l'infini, étant toujours infiniment éloignés de ces extrêmes. </text:p>
      <text:p text:style-name="Standard"/>
      <text:p text:style-name="Standard">Toutes ces vérités ne se peuvent démontrer, et cependant ce sont les fondements et les principes de la géométrie. Mais comme la cause qui les rend incapables de démonstration n'est pas leur obscurité mais au contraire leur extrême évidence, ce manque de preuve n'est pas un défaut, mais plutôt une perfection. </text:p>
      <text:p text:style-name="Standard"/>
      <text:p text:style-name="Standard">D'où l'on voit que la géométrie ne peut définir les objets ni prouver les principes; mais par cette seule et avantageuse raison, que les uns et les autres sont dans une extrême clarté naturelle, qui convainc la raison plus puissamment que le discours. </text:p>
      <text:p text:style-name="Standard"/>
      <text:p text:style-name="Standard">Car qu'y a-t-il de plus évident que cette vérité, qu'un nombre, tel qu'il soit, peut être augmenté? ne peut-on pas le doubler? Que la promptitude d'un mouvement peut être doublée, et qu'un espace . peut être doublé de même? Et qui peut aussi douter qu'un nombre, tel qu'il soit, ne puisse être divisé par la moitié, et sa moitié encore par la moitié? Car cette moitié serait-elle un néant? et comment ces deux moitiés, qui seraient deux zéros, feraient-elles un nombre? De même, un mouvement, quelque lent qu'il soit, ne peut-il pas être ralenti de moitié, en sorte qu'il parcoure le même espace dans le double du temps, et comment se pourrait-il que ces deux moitiés de vitesse, qui seraient deux repos, fissent la première vitesse? Enfin un espace, quelque petit qu'il soit, ne peut-il pas être divisé en deux, et ces moitiés encore? Et comment pourrait-il se faire que ces moitiés fussent indivisibles sans aucune étendue, elles qui, jointes ensemble, ont fait la première étendue? </text:p>
      <text:p text:style-name="Standard"/>
      <text:p text:style-name="Standard">Il n'y a point de connaissance naturelle dans l'homme qui pré cède celles- là, et qui les surpasse en clarté. Néanmoins, afin qu'il y ait exemple de tout, on trouve des esprits, excellents en toutes autres choses, que ces infinités choquent, et qui n'y peuvent en aucune sorte consentir. </text:p>
      <text:p text:style-name="Standard"/>
      <text:p text:style-name="Standard">Je n'ai jamais connu personne qui ait pensé qu'un espace ne puisse être augmenté. Mais j'en ai vu quelques-uns, très habiles d'ailleurs, qui ont assuré qu'un espace pouvait être divisé en deux parties indivisibles, quelque absurdité qu'il s'y rencontre. Je me suis attaché à rechercher en eux quelle pouvait être la cause de cette obscurité, et j'ai trouvé qu'il n'y en avait qu'une principale, qui est qu'ils ne sauraient concevoir un contenu divisible à l'infini: d'où ils concluent qu'il n'y est pas divisible. </text:p>
      <text:p text:style-name="Standard"/>
      <text:p text:style-name="Standard">C'est une maladie naturelle à l'homme de croire qu'il possède la vérité directement; et de là vient qu'il est toujours disposé à nier tout ce qui lui est incompréhensible; au lieu qu'en effet il ne connaît naturellement que le mensonge, et qu'il ne <text:span text:style-name="T1">répertoire</text:span> doit prendre pour véritables que les choses dont le contraire lui paraît faux. Et c'est pourquoi, toutes les fois qu'une proposition est <text:soft-page-break/>inconcevable, il faut en suspendre le jugement et ne pas la nier à cette marque, mais en examiner le contraire; et si on le trouve manifestement faux, on peut hardiment affirmer la première, tout incompréhensible qu'elle est. Appliquons cette règle à notre sujet. </text:p>
      <text:p text:style-name="Standard"/>
      <text:p text:style-name="P1">Il n'y a point de géomètre qui ne croie l'espace divisible à l'in fini. On ne peut non plus l'être sans ce principe qu'être homme sans âme. Et néanmoins il n'y en a point qui comprenne une division infinie; et l'on ne s'assure de cette vérité que par cette seule raison, mais qui est certainement suffisante, qu'on comprend parfaitement qu'il est faux qu'en divisant un espace on puisse arriver à une partie indivisible, c'est-à-dire qui n'ait aucune étend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REANT</meta:initial-creator>
    <meta:creation-date>2009-01-09T17:01:00</meta:creation-date>
    <dc:date>2009-01-29T13:49:28</dc:date>
    <meta:editing-cycles>4</meta:editing-cycles>
    <meta:editing-duration>PT30M25S</meta:editing-duration>
    <meta:user-defined meta:name="Info 1"/>
    <meta:user-defined meta:name="Info 2"/>
    <meta:user-defined meta:name="Info 3"/>
    <meta:user-defined meta:name="Info 4"/>
    <meta:document-statistic meta:table-count="0" meta:image-count="0" meta:object-count="0" meta:page-count="17" meta:paragraph-count="93" meta:word-count="12101" meta:character-count="70397"/>
  </office:meta>
</office:document-meta>
</file>